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21b52" officeooo:paragraph-rsid="00121b52"/>
    </style:style>
    <style:style style:name="P2" style:family="paragraph" style:parent-style-name="Standard">
      <style:text-properties officeooo:rsid="00121b52" officeooo:paragraph-rsid="00121b52" fo:background-color="#ffff00"/>
    </style:style>
    <style:style style:name="P3" style:family="paragraph" style:parent-style-name="Standard">
      <style:text-properties officeooo:rsid="00125ee3" officeooo:paragraph-rsid="00125ee3" fo:background-color="#ffff00"/>
    </style:style>
    <style:style style:name="P4" style:family="paragraph" style:parent-style-name="Standard">
      <style:text-properties officeooo:rsid="00125ee3" officeooo:paragraph-rsid="00125ee3"/>
    </style:style>
    <style:style style:name="P5" style:family="paragraph" style:parent-style-name="Standard">
      <style:text-properties officeooo:rsid="00121b52" officeooo:paragraph-rsid="00121b52" fo:background-color="#ff3333"/>
    </style:style>
    <style:style style:name="P6" style:family="paragraph" style:parent-style-name="Standard">
      <style:text-properties officeooo:rsid="00125ee3" officeooo:paragraph-rsid="00125ee3" fo:background-color="#ff3333"/>
    </style:style>
    <style:style style:name="T1" style:family="text">
      <style:text-properties officeooo:rsid="00125e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ame()</text:p>
      <text:p text:style-name="P5">User:</text:p>
      <text:p text:style-name="P5">Obstacle:</text:p>
      <text:p text:style-name="P5">Configuration:</text:p>
      <text:p text:style-name="P1">setup()<text:tab/> </text:p>
      <text:p text:style-name="P1">play()</text:p>
      <text:p text:style-name="P4">collision() </text:p>
      <text:p text:style-name="P1"/>
      <text:p text:style-name="P2">User()</text:p>
      <text:p text:style-name="P6">Name:</text:p>
      <text:p text:style-name="P5">Initial X:</text:p>
      <text:p text:style-name="P5">Initial Y:</text:p>
      <text:p text:style-name="P1">Movement<text:span text:style-name="T1">()</text:span></text:p>
      <text:p text:style-name="P1">getName<text:span text:style-name="T1">()</text:span></text:p>
      <text:p text:style-name="P1">TrackUser()</text:p>
      <text:p text:style-name="P1"/>
      <text:p text:style-name="P1"/>
      <text:p text:style-name="P2">Obstacle()</text:p>
      <text:p text:style-name="P5">Xcord:</text:p>
      <text:p text:style-name="P5">Ycord:</text:p>
      <text:p text:style-name="P1">GenerateObstacle()</text:p>
      <text:p text:style-name="P1">TrackObstacle()</text:p>
      <text:p text:style-name="P1"/>
      <text:p text:style-name="P2">Interface()</text:p>
      <text:p text:style-name="P5">User X:</text:p>
      <text:p text:style-name="P5">User Y:</text:p>
      <text:p text:style-name="P5">Obstacle Y:</text:p>
      <text:p text:style-name="P5">Obstacle X:</text:p>
      <text:p text:style-name="P1">Redraw()</text:p>
      <text:p text:style-name="P1"/>
      <text:p text:style-name="P3">GameStats()</text:p>
      <text:p text:style-name="P6">Time:</text:p>
      <text:p text:style-name="P6">Difficulty:</text:p>
      <text:p text:style-name="P6">Score:<text:line-break/>HighScore:</text:p>
      <text:p text:style-name="P4">CheckHighScore()<text:line-break/>UpdateDifficulty()</text:p>
      <text:p text:style-name="P4">TrackTime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1:07:35.093790489</meta:creation-date>
    <dc:date>2017-02-06T11:28:19.469914381</dc:date>
    <meta:editing-duration>PT23S</meta:editing-duration>
    <meta:editing-cycles>1</meta:editing-cycles>
    <meta:document-statistic meta:table-count="0" meta:image-count="0" meta:object-count="0" meta:page-count="1" meta:paragraph-count="31" meta:word-count="39" meta:character-count="322" meta:non-whitespace-character-count="311"/>
    <meta:generator>LibreOffice/5.1.6.2.0$Linux_X86_64 LibreOffice_project/10$Build-2</meta:generator>
  </office:meta>
</office:document-meta>
</file>